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337" officeooo:paragraph-rsid="0004d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las Reyes Luis Iva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28:04.263349152</meta:creation-date>
    <dc:date>2023-11-17T09:28:49.915643149</dc:date>
    <meta:editing-duration>PT49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7.3.7.2$Linux_X86_64 LibreOffice_project/30$Build-2</meta:generator>
  </office:meta>
</office:document-meta>
</file>